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Nimbus Mono L" svg:font-family="'Nimbus Mono L'" style:font-family-generic="modern" style:font-pitch="fixed"/>
    <style:font-face style:name="Cantarell" svg:font-family="Cantarell"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993in" style:rel-column-width="13242*"/>
    </style:style>
    <style:style style:name="Table1.B" style:family="table-column">
      <style:table-column-properties style:column-width="5.5257in" style:rel-column-width="52293*"/>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justify" style:justify-single-word="false"/>
      <style:text-properties style:font-name="Nimbus Mono L" fo:font-size="12pt" style:font-size-asian="12pt" style:font-size-complex="12pt"/>
    </style:style>
    <style:style style:name="P2" style:family="paragraph" style:parent-style-name="Standard">
      <style:text-properties style:font-name="Bitstream Charter" fo:font-size="15pt" style:font-size-asian="13.1000003814697pt" style:font-size-complex="15pt"/>
    </style:style>
    <style:style style:name="P3" style:family="paragraph" style:parent-style-name="Standard">
      <style:paragraph-properties fo:text-align="justify" style:justify-single-word="false"/>
      <style:text-properties style:font-name="Nimbus Mono L" fo:font-size="13pt" style:font-size-asian="11.3500003814697pt" style:font-size-complex="13pt"/>
    </style:style>
    <style:style style:name="P4" style:family="paragraph" style:parent-style-name="Standard">
      <style:paragraph-properties fo:text-align="start" style:justify-single-word="false"/>
      <style:text-properties style:font-name="Nimbus Mono L" fo:font-size="13pt" style:font-size-asian="11.3500003814697pt" style:font-size-complex="13pt"/>
    </style:style>
    <style:style style:name="P5" style:family="paragraph" style:parent-style-name="Standard">
      <style:text-properties style:font-name="Nimbus Mono L" fo:font-size="13pt" fo:font-weight="normal" style:font-size-asian="11.3500003814697pt" style:font-weight-asian="normal" style:font-size-complex="13pt" style:font-weight-complex="normal"/>
    </style:style>
    <style:style style:name="P6" style:family="paragraph" style:parent-style-name="Standard">
      <style:text-properties style:font-name="Nimbus Mono L" fo:font-size="13pt" style:font-size-asian="13pt" style:font-size-complex="13pt"/>
    </style:style>
    <style:style style:name="P7" style:family="paragraph" style:parent-style-name="Standard">
      <style:paragraph-properties fo:text-align="justify" style:justify-single-word="false"/>
      <style:text-properties style:font-name="Nimbus Mono L" fo:font-size="12pt" style:font-size-asian="10.5pt" style:font-size-complex="12pt"/>
    </style:style>
    <style:style style:name="P8" style:family="paragraph" style:parent-style-name="Standard">
      <style:paragraph-properties fo:text-align="justify" style:justify-single-word="false"/>
      <style:text-properties style:font-name="Cantarell" fo:font-size="12pt" style:font-size-asian="10.5pt" style:font-size-complex="12pt"/>
    </style:style>
    <style:style style:name="P9" style:family="paragraph" style:parent-style-name="Standard">
      <style:text-properties style:font-name="Cantarell" fo:font-size="12pt" style:font-size-asian="12pt" style:font-size-complex="12pt"/>
    </style:style>
    <style:style style:name="P10" style:family="paragraph" style:parent-style-name="Standard">
      <style:paragraph-properties fo:text-align="justify" style:justify-single-word="false"/>
      <style:text-properties style:font-name="Cantarell" fo:font-size="12pt" style:font-size-asian="12pt" style:font-size-complex="12pt"/>
    </style:style>
    <style:style style:name="P11" style:family="paragraph" style:parent-style-name="Standard">
      <style:paragraph-properties fo:text-align="justify" style:justify-single-word="false"/>
    </style:style>
    <style:style style:name="P12" style:family="paragraph" style:parent-style-name="Standard">
      <style:text-properties style:font-name="Bitstream Charter" fo:font-size="15pt" style:font-size-asian="13.1000003814697pt" style:font-size-complex="15pt"/>
    </style:style>
    <style:style style:name="P13" style:family="paragraph" style:parent-style-name="Standard">
      <style:text-properties style:font-name="Nimbus Mono L" fo:font-size="13pt" style:font-size-asian="13pt" style:font-size-complex="13pt"/>
    </style:style>
    <style:style style:name="T1" style:family="text">
      <style:text-properties style:font-name="Cantarell" fo:font-size="12pt" style:font-size-asian="12pt" style:font-size-complex="12pt"/>
    </style:style>
    <style:style style:name="T2" style:family="text">
      <style:text-properties style:font-name="Cantarell" fo:font-size="12pt" style:font-size-asian="10.5pt" style:font-size-complex="12pt"/>
    </style:style>
    <style:style style:name="T3" style:family="text">
      <style:text-properties fo:font-size="12pt" style:font-size-asian="10.5pt" style:font-size-complex="12pt"/>
    </style:style>
    <style:style style:name="T4" style:family="text">
      <style:text-properties style:font-name="Bitstream Charter" fo:font-size="12pt" style:font-size-asian="10.5pt" style:font-size-complex="12pt"/>
    </style:style>
    <style:style style:name="T5" style:family="text">
      <style:text-properties style:font-name="Bitstream Charter" fo:font-size="12pt" fo:font-style="italic" style:font-size-asian="10.5pt" style:font-style-asian="italic" style:font-size-complex="12pt" style:font-style-complex="italic"/>
    </style:style>
    <style:style style:name="T6" style:family="text">
      <style:text-properties style:font-name="Nimbus Mono L"/>
    </style:style>
    <style:style style:name="T7" style:family="text">
      <style:text-properties style:font-name="Nimbus Mono L" fo:font-size="12pt" style:font-size-asian="10.5pt" style:font-size-complex="12pt"/>
    </style:style>
    <style:style style:name="T8" style:family="text">
      <style:text-properties fo:color="#ff0000"/>
    </style:style>
    <style:style style:name="T9" style:family="text">
      <style:text-properties fo:color="#ff0000" style:font-name="Nimbus Mono L"/>
    </style:style>
    <style:style style:name="T10" style:family="text">
      <style:text-properties fo:color="#ff0000" style:font-name="Cantarell"/>
    </style:style>
    <style:style style:name="T11" style:family="text">
      <style:text-properties style:font-name="Cantarell" fo:font-size="12pt" style:font-size-asian="10.5pt" style:font-size-complex="12pt"/>
    </style:style>
    <style:style style:name="T12" style:family="text">
      <style:text-properties style:font-name="Cantarell" fo:font-size="12pt" fo:font-style="italic" style:font-size-asian="10.5pt" style:font-style-asian="italic" style:font-size-complex="12pt" style:font-style-complex="italic"/>
    </style:style>
    <style:style style:name="T13" style:family="text">
      <style:text-properties style:font-name="Cantarell" fo:font-size="12pt" fo:font-style="normal" style:font-size-asian="10.5pt" style:font-style-asian="normal" style:font-size-complex="12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urlow Virtual Machine Bytecode Listing</text:p>
      <text:p text:style-name="P2"/>
      <text:p text:style-name="P6">A Note Beforehand:</text:p>
      <text:p text:style-name="P2"><text:tab/><text:span text:style-name="T2">Furlow is a confusing machine to learn about, and it's learning is made even more difficult by the fact that many of the names given are misnomers. For example, in the Furlow VM, variables are a type (like an int, or a char in C), and so are scopes, but therefor variables and scopes are types of </text:span><text:span text:style-name="T12">variables</text:span><text:span text:style-name="T13">. Thus, confusingly, the name “variable” is not used to denote a mutable type, but rather, a numerical type, as opposed to a scope type. </text:span></text:p>
      <text:p text:style-name="P2"><text:span text:style-name="T13"><text:tab/>This latter part of the “note” section is an apology for the confusion detailed in the section prior. I must confess that I did not think thoroughly before making the decisions on names. Perhaps they will be renamed in the future, or maybe even before the publishing of this document (if that event ever even occurs). Until then, please bare with it. </text:span></text:p>
      <text:p text:style-name="P2"/>
      <text:p text:style-name="P5">Introduction:</text:p>
      <text:p text:style-name="P3"><text:tab/><text:span text:style-name="T1">Furlow Bytecode is designed to be very similar to FACT code in terms of data representation. This is so that FACT code may be easily compiled to produce succinct and efficient bytecode. One example of this is that the data types in Furlow Bytecode are the same in FACT. There are two, variables and scopes, and the variables are arbitrary precision.</text:span></text:p>
      <text:p text:style-name="P9"/>
      <text:p text:style-name="P6">Type of Machine:</text:p>
      <text:p text:style-name="P10"><text:tab/>The Furlow machine is a mixture between a stack and a register machine. Indeed, there are stacks (three) which can be manipulated, but only through “special” registers. Thus, there are no special “pop” instruction, but there is a “pop register,” which does the same thing. Additionally, elements of the stack can not be arbitrarily accessed through arithmetic, as the Furlow machine does not have addresses. There is a “top register,” which can be used to access the top of the stack without popping it, but there isn't anything else.</text:p>
      <text:p text:style-name="P10"/>
      <text:p text:style-name="P4">Stacks:</text:p>
      <text:p text:style-name="P11"><text:span text:style-name="T2"><text:tab/>There are three stacks of importance to the Furlow machine, the </text:span><text:span text:style-name="T7">variable, call, </text:span><text:span text:style-name="T4">and </text:span><text:span text:style-name="T7">trap</text:span><text:span text:style-name="T2"> stacks. The </text:span><text:span text:style-name="T7">variable</text:span><text:span text:style-name="T2"> stack is the most important</text:span><text:span text:style-name="T4">, it is the stack affected by the “pop” and “top” registers. It is used for storing temporary data and can contain </text:span><text:span text:style-name="T5">either</text:span><text:span text:style-name="T4"> variables or scopes. The </text:span><text:span text:style-name="T7">call</text:span><text:span text:style-name="T2"> stack is also important, but not as easily accessed, and can only contain scopes. It's used for variable resolution, function calls, and other things. Instructions that modify it are </text:span><text:span text:style-name="T7">CALL, RET, USE</text:span><text:span text:style-name="T2"> and </text:span><text:span text:style-name="T7">EXIT</text:span><text:span text:style-name="T2">. The </text:span><text:span text:style-name="T7">trap</text:span><text:span text:style-name="T2"> stack is used for handling exceptions, and can be accessed through the </text:span><text:span text:style-name="T7">TRAP</text:span><text:span text:style-name="T2"> and </text:span><text:span text:style-name="T7">END_TRAP</text:span><text:span text:style-name="T2"> instructions.</text:span></text:p>
      <text:p text:style-name="P8"/>
      <text:p text:style-name="P3">Registers:</text:p>
      <text:p text:style-name="P8"><text:tab/>Registers in Furlow are used for storing data to be quickly accessed and for manipulating the variable stack, among other things. There are two types of registers, special and general. Essentially, the difference is that general registers can only be changed by the user in code, while special registers can either be changed by the machine on a whim (such as the “thread ID” register) or out of consequence to previous calls (the “pop” and “top” <text:soft-page-break/>registers). There are three special registers, <text:span text:style-name="T6">rPOP, rTOP,</text:span> and <text:span text:style-name="T6">rTID</text:span>. <text:span text:style-name="T6">rPOP</text:span>'s value is the result of popping the first element off of the variable stack. <text:span text:style-name="T6">rTOP</text:span>'s value is the top of the variable stack. <text:span text:style-name="T6">rTID</text:span>'s value is the current thread's numerical ID. General purposes registers, like elements of the variable stack, can either be variables or scopes. Registers only reference data, so before they can be used they must be set with the <text:span text:style-name="T6">REF</text:span> instruction. There are a total of 256 registers.</text:p>
      <text:p text:style-name="P8"><text:tab/><text:span text:style-name="T8">Perhaps it would be a good idea to add two extra special registers, </text:span><text:span text:style-name="T9">rCPOP</text:span><text:span text:style-name="T8"> and </text:span><text:span text:style-name="T9">rCTOP. <text:s/></text:span><text:span text:style-name="T10">Either that or an extra instruction is required for obtaining the “this“ scope. This will be put into consideration later in the future. <text:s/></text:span></text:p>
      <text:p text:style-name="P8"/>
      <text:p text:style-name="P3">Variables:</text:p>
      <text:p text:style-name="P3"><text:tab/><text:span text:style-name="T2">In order to facilitate the compilation of languages where variables aren't as strictly defined, such as in FACT where they may be conditionally, the Furlow machine allows for variables to be defined with identifiers. This is by no means a feature imperative to the design of Furlow, but it is useful. </text:span></text:p>
      <text:p text:style-name="P8"/>
      <text:p text:style-name="P3">Instructions:</text:p>
      <text:p text:style-name="P8"><text:tab/>A Furlow instruction is made up of one byte to indicate the op code, followed by one or more bytes for the arguments. Typically the arguments are each a single byte indicating a register or four bytes indicating an address in the code. However, in special cases they may be n-bytes in length null-terminated strings. Such special cases include the pushing of numerical constants or strings to the stack, or defining local variables. </text:p>
      <text:p text:style-name="P8"/>
      <text:p text:style-name="P7">Variable Types:</text:p>
      <text:p text:style-name="P8"><text:tab/>The Furlow machine represents data as two possible types, so-called “variable” type and “scope” type. Although the names seem to state otherwise, scope and variable types are both classes of variables, though they represent different things. More sucinctly, both scope and variable types are mutable. Variables of variable types are real numbers, arbitrary in precision and size. They can also be arrays, the elements of which can either be other arrays or values. Scopes contain variables and other scopes, and can be multidimensional arrays as well.</text:p>
      <text:p text:style-name="P3"/>
      <text:p text:style-name="P3">List of Instructions:</text:p>
      <text:p text:style-name="P3"><text:tab/><text:span text:style-name="T2">The following is a list of all Furlow machine instructions, including their arguments and a description of their actions. Arguments that are single-byte register values are indicated with a </text:span><text:span text:style-name="T3">$n</text:span><text:span text:style-name="T2">, where </text:span><text:span text:style-name="T3">n</text:span><text:span text:style-name="T2"> is an integer indicating the argument number, not the register address. Strings are indicated with a </text:span><text:span text:style-name="T3">%n</text:span><text:span text:style-name="T2">. Four byte segment addresses are denoted with </text:span><text:span text:style-name="T3">@n. </text:span></text:p>
      <table:table table:name="Table1" table:style-name="Table1">
        <table:table-column table:style-name="Table1.A"/>
        <table:table-column table:style-name="Table1.B"/>
        <table:table-row>
          <table:table-cell table:style-name="Table1.A1" office:value-type="string">
            <text:p text:style-name="P1">Instruction:</text:p>
          </table:table-cell>
          <table:table-cell table:style-name="Table1.B1" office:value-type="string">
            <text:p text:style-name="P1">Description:</text:p>
          </table:table-cell>
        </table:table-row>
        <table:table-row>
          <table:table-cell table:style-name="Table1.A2" office:value-type="string">
            <text:p text:style-name="P1">REF,$1,$2</text:p>
          </table:table-cell>
          <table:table-cell table:style-name="Table1.B2" office:value-type="string">
            <text:p text:style-name="P1">Sets $2 to reference $1.</text:p>
          </table:table-cell>
        </table:table-row>
        <table:table-row>
          <table:table-cell table:style-name="Table1.A2" office:value-type="string">
            <text:p text:style-name="P1">STO,$1,$2</text:p>
          </table:table-cell>
          <table:table-cell table:style-name="Table1.B2" office:value-type="string">
            <text:p text:style-name="P1">Sets the value of $2 to that of $1.</text:p>
          </table:table-cell>
        </table:table-row>
        <table:table-row>
          <table:table-cell table:style-name="Table1.A2" office:value-type="string">
            <text:p text:style-name="P1">VAR,%1</text:p>
          </table:table-cell>
          <table:table-cell table:style-name="Table1.B2" office:value-type="string">
            <text:p text:style-name="P1">Retrieve a variable of name %1 from the current scope and push it to the var stack.</text:p>
          </table:table-cell>
        </table:table-row>
        <text:soft-page-break/>
        <table:table-row>
          <table:table-cell table:style-name="Table1.A2" office:value-type="string">
            <text:p text:style-name="P1">CONST,%1</text:p>
          </table:table-cell>
          <table:table-cell table:style-name="Table1.B2" office:value-type="string">
            <text:p text:style-name="P1">Push a number or string %1 to the var stack</text:p>
          </table:table-cell>
        </table:table-row>
        <table:table-row>
          <table:table-cell table:style-name="Table1.A2" office:value-type="string">
            <text:p text:style-name="P1">NEW_V,$1</text:p>
          </table:table-cell>
          <table:table-cell table:style-name="Table1.B2" office:value-type="string">
            <text:p text:style-name="P1">Creates and pushes an anonymous variable to the var stack. $1 must be a variable indicating the number of dimensions. Subsequently $1 elements will be popped from the stack, each defining the size of the dimensions.</text:p>
          </table:table-cell>
        </table:table-row>
        <table:table-row>
          <table:table-cell table:style-name="Table1.A2" office:value-type="string">
            <text:p text:style-name="P1">NEW_S,$1</text:p>
          </table:table-cell>
          <table:table-cell table:style-name="Table1.B2" office:value-type="string">
            <text:p text:style-name="P1">Operates the same as NEW_V, however an anonymous scope is created instead.</text:p>
          </table:table-cell>
        </table:table-row>
        <table:table-row>
          <table:table-cell table:style-name="Table1.A2" office:value-type="string">
            <text:p text:style-name="P1">ELEM,$1,$2</text:p>
          </table:table-cell>
          <table:table-cell table:style-name="Table1.B2" office:value-type="string">
            <text:p text:style-name="P1">Retrieve the element of an array $1, which can be either be a scope or a variable. $2 is the number of dimensions, and, as in NEW_V and NEW_S, variables are popped off the stack to find the element.</text:p>
          </table:table-cell>
        </table:table-row>
        <table:table-row>
          <table:table-cell table:style-name="Table1.A2" office:value-type="string">
            <text:p text:style-name="P1">INC,$1</text:p>
          </table:table-cell>
          <table:table-cell table:style-name="Table1.B2" office:value-type="string">
            <text:p text:style-name="P1">Increment register $1 by one.</text:p>
          </table:table-cell>
        </table:table-row>
        <table:table-row>
          <table:table-cell table:style-name="Table1.A2" office:value-type="string">
            <text:p text:style-name="P1">DEC,$1</text:p>
          </table:table-cell>
          <table:table-cell table:style-name="Table1.B2" office:value-type="string">
            <text:p text:style-name="P1">Decrement register $1 by one.</text:p>
          </table:table-cell>
        </table:table-row>
        <table:table-row>
          <table:table-cell table:style-name="Table1.A2" office:value-type="string">
            <text:p text:style-name="P1">ADD,$1,$2,$3</text:p>
          </table:table-cell>
          <table:table-cell table:style-name="Table1.B2" office:value-type="string">
            <text:p text:style-name="P1">$1 &lt;- $2 + $3</text:p>
          </table:table-cell>
        </table:table-row>
        <table:table-row>
          <table:table-cell table:style-name="Table1.A2" office:value-type="string">
            <text:p text:style-name="P1">SUB,$1,$2,$3</text:p>
          </table:table-cell>
          <table:table-cell table:style-name="Table1.B2" office:value-type="string">
            <text:p text:style-name="P1">$1 &lt;- $2 - $3</text:p>
          </table:table-cell>
        </table:table-row>
        <table:table-row>
          <table:table-cell table:style-name="Table1.A2" office:value-type="string">
            <text:p text:style-name="P1">MUL,$1,$2,$3</text:p>
          </table:table-cell>
          <table:table-cell table:style-name="Table1.B2" office:value-type="string">
            <text:p text:style-name="P1">$1 &lt;- $2 * $3</text:p>
          </table:table-cell>
        </table:table-row>
        <table:table-row>
          <table:table-cell table:style-name="Table1.A2" office:value-type="string">
            <text:p text:style-name="P1">DIV,$1,$2,$3</text:p>
          </table:table-cell>
          <table:table-cell table:style-name="Table1.B2" office:value-type="string">
            <text:p text:style-name="P1">$1 &lt;- $2 / $3, exception is thrown if $3 == 0</text:p>
          </table:table-cell>
        </table:table-row>
        <table:table-row>
          <table:table-cell table:style-name="Table1.A2" office:value-type="string">
            <text:p text:style-name="P1">MOD,$1,$2,$3</text:p>
          </table:table-cell>
          <table:table-cell table:style-name="Table1.B2" office:value-type="string">
            <text:p text:style-name="P1">$1 &lt;- $2 % $3, exception is thrown if $3 == 0 </text:p>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ext:soft-page-break/>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ext:soft-page-break/>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ext:soft-page-break/>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ext:soft-page-break/>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ext:soft-page-break/>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ext:soft-page-break/>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ext:soft-page-break/>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Nimbus Mono L" svg:font-family="'Nimbus Mono L'" style:font-family-generic="modern" style:font-pitch="fixed"/>
    <style:font-face style:name="Cantarell" svg:font-family="Cantarell"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tthew Plant</meta:initial-creator>
    <meta:creation-date>2011-07-09T15:53:30</meta:creation-date>
    <dc:date>2011-08-09T15:09:42</dc:date>
    <dc:creator>Matthew Plant</dc:creator>
    <meta:editing-duration>PT8H19M40S</meta:editing-duration>
    <meta:editing-cycles>9</meta:editing-cycles>
    <meta:generator>LibreOffice/3.3$Unix LibreOffice_project/330m19$Build-301</meta:generator>
    <meta:document-statistic meta:table-count="1" meta:image-count="0" meta:object-count="0" meta:page-count="10" meta:paragraph-count="51" meta:word-count="1088" meta:character-count="6270"/>
  </office:meta>
</office:document-meta>
</file>